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04"/>SNU developer log day 404</text:h>
      <text:p text:style-name="P1">I started school again today, and I made an update plan for today. Today, I will be updating older articles (March 6th 2020) as I am now converting update log and developer log articles in 4 new formats (DOC, DOCX, UOT, RTF) my CPU usage is still an issue, but it isn't as bad at school.</text:p>
      <text:p text:style-name="P1">Along with documentation and exported files, today I worked on pages for new settings for video players, and the instant functionality of things. I also began work on a new disease research center, which can be used to research and learn about current and older diseases, including the COVID-19 (CoronaVirus) pandemic.</text:p>
      <text:p text:style-name="Text_20_body"><text:span text:style-name="T1">Sean Patrick Myrick on March 9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33:57.159000000</meta:creation-date>
    <dc:date>2020-03-10T08:34:09.477000000</dc:date>
    <meta:editing-duration>PT13S</meta:editing-duration>
    <meta:editing-cycles>1</meta:editing-cycles>
    <meta:document-statistic meta:table-count="0" meta:image-count="0" meta:object-count="0" meta:page-count="1" meta:paragraph-count="4" meta:word-count="119" meta:character-count="667" meta:non-whitespace-character-count="552"/>
    <meta:generator>LibreOffice/6.1.2.1$Windows_X86_64 LibreOffice_project/65905a128db06ba48db947242809d14d3f9a93fe</meta:generator>
  </office:meta>
</office:document-meta>
</file>